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4.6031in" svg:y="0.2594in">
            <draw:object draw:notify-on-update-of-ranges="Sheet1.A2:Sheet1.A5 Sheet1.A6:Sheet1.A6 Sheet1.B2:Sheet1.B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feet high</text:p>
          </table:table-cell>
          <table:table-cell office:value-type="string">
            <text:p>pixels wide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Pixels Wide at Height (ft)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0T14:46:54</meta:creation-date>
    <dc:date>2014-03-20T15:06:03</dc:date>
    <meta:editing-duration>PT3M59S</meta:editing-duration>
    <meta:editing-cycles>1</meta:editing-cycles>
    <meta:document-statistic meta:table-count="3" meta:cell-count="11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powe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powe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185cm" svg:y="3.753cm" style:legend-expansion="high" chart:style-name="ch2"/>
        <chart:plot-area chart:style-name="ch3" table:cell-range-address="Sheet1.A2:Sheet1.A6 Sheet1.B2:Sheet1.B5" chart:data-source-has-labels="row" svg:x="1.331cm" svg:y="0.855cm" svg:width="8.214cm" svg:height="6.984cm">
          <chartooo:coordinate-region svg:x="2.138cm" svg:y="1.054cm" svg:width="7.313cm" svg:height="6.138cm"/>
          <chart:axis chart:dimension="x" chart:name="primary-x" chart:style-name="ch4">
            <chart:title svg:x="2.828cm" svg:y="8.019cm" chart:style-name="ch5">
              <text:p>Distance of Camera from Line (feet)</text:p>
            </chart:title>
          </chart:axis>
          <chart:axis chart:dimension="y" chart:name="primary-y" chart:style-name="ch4">
            <chart:title svg:x="0.451cm" svg:y="5.74cm" chart:style-name="ch6">
              <text:p>Line Width (pixels)</text:p>
            </chart:title>
            <chart:grid chart:style-name="ch7" chart:class="major"/>
          </chart:axis>
          <chart:series chart:style-name="ch8" chart:values-cell-range-address="Sheet1.B2:Sheet1.B5" chart:label-cell-address="Sheet1.A6:Sheet1.A6" chart:class="chart:scatter">
            <chart:domain table:cell-range-address="Sheet1.A2:Sheet1.A5"/>
            <chart:regression-curve chart:style-name="ch9">
              <chart:equation chart:display-r-square="true"/>
            </chart:regression-curve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ixels Wide at Height (ft)</text:p>
                <draw:g>
                  <svg:desc>Sheet1.A6:Sheet1.A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A2:Sheet1.A5</svg:desc>
                </draw:g>
              </table:table-cell>
              <table:table-cell office:value-type="float" office:value="192">
                <text:p>192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5">
                <text:p>6.5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